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kiaTask.setExtension( final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setVelocityPropertiesFile( final File properti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akiaTask.setTemplatePath( final File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setBasedir( final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setProjectFile( final String projec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nakiaTask.setLastModifiedCheck( final String lastm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akiaTask.error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info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setStyle( final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Anakia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Task.setDestdir( final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